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375in" fo:margin-left="0in" fo:margin-top="0in" fo:margin-bottom="0in" table:align="left" style:writing-mode="lr-tb"/>
    </style:style>
    <style:style style:name="Table1.A" style:family="table-column">
      <style:table-column-properties style:column-width="2.3118in"/>
    </style:style>
    <style:style style:name="Table1.B" style:family="table-column">
      <style:table-column-properties style:column-width="2.1819in"/>
    </style:style>
    <style:style style:name="Table1.C" style:family="table-column">
      <style:table-column-properties style:column-width="1.8813in"/>
    </style:style>
    <style:style style:name="Table1.1" style:family="table-row">
      <style:table-row-properties style:min-row-height="1.3938in" fo:keep-together="auto"/>
    </style:style>
    <style:style style:name="Table1.A1" style:family="table-cell">
      <style:table-cell-properties style:vertical-align="middle" fo:padding="0.0417in" fo:border="none"/>
    </style:style>
    <style:style style:name="Table1.C1" style:family="table-cell">
      <style:table-cell-properties fo:padding="0.0417in" fo:border="none"/>
    </style:style>
    <style:style style:name="P1" style:family="paragraph" style:parent-style-name="List_20_Paragraph">
      <style:paragraph-properties fo:margin-left="0.25in" fo:margin-right="0in" fo:text-indent="0in" style:auto-text-indent="false"/>
    </style:style>
    <style:style style:name="P2" style:family="paragraph" style:parent-style-name="List_20_Paragraph">
      <style:paragraph-properties fo:margin-left="0.25in" fo:margin-right="0in" fo:text-align="center" style:justify-single-word="false" fo:text-indent="0in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name-asian="Times New Roman1" style:font-weight-asian="bold" style:font-weight-complex="bold"/>
    </style:style>
    <style:style style:name="P5" style:family="paragraph" style:parent-style-name="Standard">
      <style:text-properties fo:font-size="6pt" style:text-underline-style="solid" style:text-underline-width="auto" style:text-underline-color="font-color" style:font-name-asian="Times New Roman1" style:font-size-asian="6pt" style:font-size-complex="6pt"/>
    </style:style>
    <style:style style:name="P6" style:family="paragraph" style:parent-style-name="Standard">
      <style:text-properties fo:font-size="6pt" style:text-underline-style="solid" style:text-underline-width="auto" style:text-underline-color="font-color" fo:font-weight="bold" style:font-name-asian="Times New Roman1" style:font-size-asian="6pt" style:font-weight-asian="bold" style:font-size-complex="6pt" style:font-weight-complex="bold"/>
    </style:style>
    <style:style style:name="P7" style:family="paragraph" style:parent-style-name="Standard">
      <style:text-properties fo:font-size="10pt" style:text-underline-style="solid" style:text-underline-width="auto" style:text-underline-color="font-color" fo:font-weight="bold" style:font-name-asian="Times New Roman1" style:font-size-asian="10pt" style:font-weight-asian="bold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1.1252in"/>
        </style:tab-stops>
      </style:paragraph-properties>
    </style:style>
    <style:style style:name="P9" style:family="paragraph" style:parent-style-name="Standard">
      <style:text-properties fo:font-size="8pt" fo:font-weight="bold" style:font-name-asian="Times New Roman1" style:font-size-asian="8pt" style:font-weight-asian="bold" style:font-size-complex="8pt" style:font-weight-complex="bold"/>
    </style:style>
    <style:style style:name="P10" style:family="paragraph" style:parent-style-name="Standard">
      <style:text-properties officeooo:rsid="0024904e" officeooo:paragraph-rsid="0024904e"/>
    </style:style>
    <style:style style:name="P11" style:family="paragraph" style:parent-style-name="List_20_Paragraph">
      <style:paragraph-properties fo:margin-left="0.25in" fo:margin-right="0in" fo:text-align="center" style:justify-single-word="false" fo:text-indent="0in" style:auto-text-indent="false"/>
      <style:text-properties fo:font-weight="bold" style:font-name-asian="Times New Roman1" style:font-weight-asian="bold" style:font-weight-complex="bold"/>
    </style:style>
    <style:style style:name="P12" style:family="paragraph" style:parent-style-name="List_20_Paragraph">
      <style:paragraph-properties fo:margin-left="0.25in" fo:margin-right="0in" fo:text-indent="0in" style:auto-text-indent="false"/>
      <style:text-properties officeooo:rsid="0048f0c1" officeooo:paragraph-rsid="0048f0c1"/>
    </style:style>
    <style:style style:name="P13" style:family="paragraph" style:parent-style-name="List_20_Paragraph">
      <style:paragraph-properties fo:margin-left="0.25in" fo:margin-right="0in" fo:text-indent="0in" style:auto-text-indent="false"/>
      <style:text-properties officeooo:rsid="004a8fef" officeooo:paragraph-rsid="004a8fef"/>
    </style:style>
    <style:style style:name="P14" style:family="paragraph" style:parent-style-name="List_20_Paragraph" style:list-style-name="WWNum24"/>
    <style:style style:name="P15" style:family="paragraph" style:parent-style-name="List_20_Paragraph" style:list-style-name="WWNum24">
      <style:text-properties officeooo:rsid="00290523" officeooo:paragraph-rsid="00290523"/>
    </style:style>
    <style:style style:name="P16" style:family="paragraph" style:parent-style-name="List_20_Paragraph" style:list-style-name="WWNum24">
      <style:text-properties officeooo:rsid="00399aef" officeooo:paragraph-rsid="00399aef"/>
    </style:style>
    <style:style style:name="P17" style:family="paragraph" style:parent-style-name="List_20_Paragraph" style:list-style-name="WWNum21">
      <style:text-properties officeooo:rsid="00399aef" officeooo:paragraph-rsid="00399aef"/>
    </style:style>
    <style:style style:name="P18" style:family="paragraph" style:parent-style-name="Standard" style:list-style-name="WWNum18">
      <style:paragraph-properties fo:orphans="0" fo:widows="0"/>
    </style:style>
    <style:style style:name="P19" style:family="paragraph" style:parent-style-name="Standard" style:list-style-name="WWNum18">
      <style:paragraph-properties fo:orphans="0" fo:widows="0"/>
      <style:text-properties officeooo:rsid="001585df" officeooo:paragraph-rsid="001585df" style:font-name-asian="Times New Roman1"/>
    </style:style>
    <style:style style:name="P20" style:family="paragraph" style:parent-style-name="Standard" style:list-style-name="WWNum18">
      <style:paragraph-properties fo:orphans="0" fo:widows="0"/>
      <style:text-properties officeooo:paragraph-rsid="001585df" style:font-name-asian="Times New Roman1"/>
    </style:style>
    <style:style style:name="P21" style:family="paragraph" style:parent-style-name="Standard" style:list-style-name="WWNum18">
      <style:paragraph-properties fo:orphans="0" fo:widows="0"/>
      <style:text-properties officeooo:rsid="001718c9" officeooo:paragraph-rsid="001718c9" style:font-name-asian="Times New Roman1"/>
    </style:style>
    <style:style style:name="P22" style:family="paragraph" style:parent-style-name="Standard" style:list-style-name="WWNum18">
      <style:paragraph-properties fo:margin-left="0.25in" fo:margin-right="0in" fo:orphans="0" fo:widows="0" fo:text-indent="0in" style:auto-text-indent="false"/>
      <style:text-properties officeooo:rsid="001718c9" officeooo:paragraph-rsid="00236175" style:font-name-asian="Times New Roman1"/>
    </style:style>
    <style:style style:name="P23" style:family="paragraph" style:parent-style-name="Standard" style:list-style-name="WWNum19">
      <style:paragraph-properties fo:orphans="0" fo:widows="0"/>
      <style:text-properties officeooo:rsid="001718c9" officeooo:paragraph-rsid="001718c9" style:font-name-asian="Times New Roman1"/>
    </style:style>
    <style:style style:name="P24" style:family="paragraph" style:parent-style-name="Standard" style:list-style-name="WWNum19">
      <style:paragraph-properties fo:orphans="0" fo:widows="0"/>
      <style:text-properties officeooo:rsid="00236175" officeooo:paragraph-rsid="00236175" style:font-name-asian="Times New Roman1"/>
    </style:style>
    <style:style style:name="P25" style:family="paragraph" style:parent-style-name="Standard" style:list-style-name="WWNum18">
      <style:paragraph-properties fo:margin-left="0.25in" fo:margin-right="0in" fo:orphans="0" fo:widows="0" fo:text-indent="0in" style:auto-text-indent="false"/>
      <style:text-properties officeooo:rsid="00236175" officeooo:paragraph-rsid="00236175" style:font-name-asian="Times New Roman1"/>
    </style:style>
    <style:style style:name="P26" style:family="paragraph" style:parent-style-name="Standard" style:list-style-name="WWNum19">
      <style:paragraph-properties fo:orphans="0" fo:widows="0"/>
      <style:text-properties officeooo:rsid="0018ffa7" officeooo:paragraph-rsid="0018ffa7" style:font-name-asian="Times New Roman1"/>
    </style:style>
    <style:style style:name="P27" style:family="paragraph" style:parent-style-name="Standard" style:list-style-name="WWNum19">
      <style:paragraph-properties fo:orphans="0" fo:widows="0"/>
      <style:text-properties officeooo:rsid="003f0cc8" officeooo:paragraph-rsid="003f0cc8" style:font-name-asian="Times New Roman1"/>
    </style:style>
    <style:style style:name="P28" style:family="paragraph" style:parent-style-name="Standard" style:list-style-name="WWNum21">
      <style:text-properties officeooo:rsid="00357db5" officeooo:paragraph-rsid="00357db5" style:font-name-asian="Times New Roman1"/>
    </style:style>
    <style:style style:name="P29" style:family="paragraph" style:parent-style-name="Standard" style:list-style-name="WWNum21">
      <style:text-properties officeooo:rsid="003a1aec" officeooo:paragraph-rsid="003a1aec" style:font-name-asian="Times New Roman1"/>
    </style:style>
    <style:style style:name="P30" style:family="paragraph" style:parent-style-name="Standard" style:list-style-name="WWNum18">
      <style:paragraph-properties fo:orphans="0" fo:widows="0"/>
      <style:text-properties officeooo:rsid="001718c9" officeooo:paragraph-rsid="001718c9"/>
    </style:style>
    <style:style style:name="P31" style:family="paragraph" style:parent-style-name="Standard" style:list-style-name="WWNum21"/>
    <style:style style:name="P32" style:family="paragraph" style:parent-style-name="Standard" style:list-style-name="WWNum21">
      <style:text-properties officeooo:paragraph-rsid="002ca0af"/>
    </style:style>
    <style:style style:name="P33" style:family="paragraph" style:parent-style-name="Standard" style:list-style-name="WWNum21">
      <style:text-properties officeooo:paragraph-rsid="002c3ab4"/>
    </style:style>
    <style:style style:name="P34" style:family="paragraph" style:parent-style-name="Standard" style:list-style-name="WWNum21">
      <style:text-properties officeooo:rsid="00312cd5" officeooo:paragraph-rsid="00312cd5"/>
    </style:style>
    <style:style style:name="P3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officeooo:paragraph-rsid="004f603b"/>
    </style:style>
    <style:style style:name="T1" style:family="text">
      <style:text-properties fo:font-size="14pt" fo:font-weight="bold" officeooo:rsid="001585df" style:font-name-asian="Times New Roman1" style:font-size-asian="14pt" style:font-weight-asian="bold" style:font-size-complex="14pt" style:font-weight-complex="bold"/>
    </style:style>
    <style:style style:name="T2" style:family="text">
      <style:text-properties fo:font-size="14pt" style:font-name-asian="Times New Roman1" style:font-size-asian="14pt" style:font-size-complex="14pt"/>
    </style:style>
    <style:style style:name="T3" style:family="text">
      <style:text-properties style:font-name-asian="Times New Roman1"/>
    </style:style>
    <style:style style:name="T4" style:family="text">
      <style:text-properties style:font-name-asian="Times New Roman1" style:font-weight-complex="bold"/>
    </style:style>
    <style:style style:name="T5" style:family="text">
      <style:text-properties officeooo:rsid="002fbe2b" style:font-name-asian="Times New Roman1" style:font-weight-complex="bold"/>
    </style:style>
    <style:style style:name="T6" style:family="text">
      <style:text-properties officeooo:rsid="0030b9a1" style:font-name-asian="Times New Roman1" style:font-weight-complex="bold"/>
    </style:style>
    <style:style style:name="T7" style:family="text">
      <style:text-properties officeooo:rsid="001585df" style:font-name-asian="Times New Roman1"/>
    </style:style>
    <style:style style:name="T8" style:family="text">
      <style:text-properties officeooo:rsid="001718c9" style:font-name-asian="Times New Roman1"/>
    </style:style>
    <style:style style:name="T9" style:family="text">
      <style:text-properties officeooo:rsid="001c5f70" style:font-name-asian="Times New Roman1"/>
    </style:style>
    <style:style style:name="T10" style:family="text">
      <style:text-properties officeooo:rsid="001cdf53" style:font-name-asian="Times New Roman1"/>
    </style:style>
    <style:style style:name="T11" style:family="text">
      <style:text-properties officeooo:rsid="001e7166" style:font-name-asian="Times New Roman1"/>
    </style:style>
    <style:style style:name="T12" style:family="text">
      <style:text-properties officeooo:rsid="001f767b" style:font-name-asian="Times New Roman1"/>
    </style:style>
    <style:style style:name="T13" style:family="text">
      <style:text-properties officeooo:rsid="0025ff31" style:font-name-asian="Times New Roman1"/>
    </style:style>
    <style:style style:name="T14" style:family="text">
      <style:text-properties officeooo:rsid="002c3ab4" style:font-name-asian="Times New Roman1"/>
    </style:style>
    <style:style style:name="T15" style:family="text">
      <style:text-properties officeooo:rsid="002ca0af" style:font-name-asian="Times New Roman1"/>
    </style:style>
    <style:style style:name="T16" style:family="text">
      <style:text-properties officeooo:rsid="002ce6db" style:font-name-asian="Times New Roman1"/>
    </style:style>
    <style:style style:name="T17" style:family="text">
      <style:text-properties officeooo:rsid="002ee1ec" style:font-name-asian="Times New Roman1"/>
    </style:style>
    <style:style style:name="T18" style:family="text">
      <style:text-properties officeooo:rsid="0032ec67" style:font-name-asian="Times New Roman1"/>
    </style:style>
    <style:style style:name="T19" style:family="text">
      <style:text-properties officeooo:rsid="0033c1b5" style:font-name-asian="Times New Roman1"/>
    </style:style>
    <style:style style:name="T20" style:family="text">
      <style:text-properties officeooo:rsid="003a1aec" style:font-name-asian="Times New Roman1"/>
    </style:style>
    <style:style style:name="T21" style:family="text">
      <style:text-properties officeooo:rsid="003b9497" style:font-name-asian="Times New Roman1"/>
    </style:style>
    <style:style style:name="T22" style:family="text">
      <style:text-properties officeooo:rsid="003c59a0" style:font-name-asian="Times New Roman1"/>
    </style:style>
    <style:style style:name="T23" style:family="text">
      <style:text-properties officeooo:rsid="003cbfdb" style:font-name-asian="Times New Roman1"/>
    </style:style>
    <style:style style:name="T24" style:family="text">
      <style:text-properties officeooo:rsid="003d620d" style:font-name-asian="Times New Roman1"/>
    </style:style>
    <style:style style:name="T25" style:family="text">
      <style:text-properties officeooo:rsid="004d736b" style:font-name-asian="Times New Roman1"/>
    </style:style>
    <style:style style:name="T26" style:family="text">
      <style:text-properties officeooo:rsid="004f603b" style:font-name-asian="Times New Roman1"/>
    </style:style>
    <style:style style:name="T27" style:family="text">
      <style:text-properties fo:font-weight="bold" style:font-name-asian="Times New Roman1" style:font-weight-asian="bold"/>
    </style:style>
    <style:style style:name="T28" style:family="text">
      <style:text-properties fo:font-weight="bold" style:font-name-asian="Times New Roman1" style:font-weight-asian="bold" style:font-weight-complex="bold"/>
    </style:style>
    <style:style style:name="T29" style:family="text">
      <style:text-properties fo:font-weight="bold" officeooo:rsid="001c5f70" style:font-name-asian="Times New Roman1" style:font-weight-asian="bold" style:font-weight-complex="bold"/>
    </style:style>
    <style:style style:name="T30" style:family="text">
      <style:text-properties fo:font-weight="bold" officeooo:rsid="001cdf53" style:font-name-asian="Times New Roman1" style:font-weight-asian="bold" style:font-weight-complex="bold"/>
    </style:style>
    <style:style style:name="T31" style:family="text">
      <style:text-properties fo:font-weight="bold" officeooo:rsid="001c5f70" style:font-name-asian="Times New Roman1" style:font-weight-asian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style:font-name-asian="Times New Roman1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style:font-name-asian="Times New Roman1"/>
    </style:style>
    <style:style style:name="T35" style:family="text">
      <style:text-properties fo:font-size="10pt" style:font-name-asian="Times New Roman1" style:font-size-asian="10pt" style:font-size-complex="10pt"/>
    </style:style>
    <style:style style:name="T36" style:family="text">
      <style:text-properties fo:font-style="italic" fo:font-weight="bold" style:font-name-asian="Times New Roman1" style:font-style-asian="italic" style:font-weight-asian="bold" style:font-weight-complex="bold"/>
    </style:style>
    <style:style style:name="T37" style:family="text">
      <style:text-properties fo:font-style="italic" fo:font-weight="bold" officeooo:rsid="002fbe2b" style:font-name-asian="Times New Roman1" style:font-style-asian="italic" style:font-weight-asian="bold" style:font-weight-complex="bold"/>
    </style:style>
    <style:style style:name="T38" style:family="text">
      <style:text-properties fo:font-style="italic" fo:font-weight="bold" officeooo:rsid="0030b9a1" style:font-name-asian="Times New Roman1" style:font-style-asian="italic" style:font-weight-asian="bold" style:font-weight-complex="bold"/>
    </style:style>
    <style:style style:name="T39" style:family="text">
      <style:text-properties fo:font-style="italic" style:font-name-asian="Times New Roman1" style:font-style-asian="italic" style:font-weight-complex="bold"/>
    </style:style>
    <style:style style:name="T40" style:family="text">
      <style:text-properties fo:font-style="italic" officeooo:rsid="002fbe2b" style:font-name-asian="Times New Roman1" style:font-style-asian="italic" style:font-weight-complex="bold"/>
    </style:style>
    <style:style style:name="T41" style:family="text">
      <style:text-properties fo:font-style="italic" officeooo:rsid="0038c6ac" style:font-name-asian="Times New Roman1" style:font-style-asian="italic" style:font-weight-complex="bold"/>
    </style:style>
    <style:style style:name="T42" style:family="text">
      <style:text-properties style:text-underline-style="none" fo:font-weight="normal" style:font-name-asian="Times New Roman1" style:font-weight-asian="normal" style:font-weight-complex="normal"/>
    </style:style>
    <style:style style:name="T43" style:family="text">
      <style:text-properties style:text-underline-style="none" fo:font-weight="bold" style:font-name-asian="Times New Roman1" style:font-weight-asian="bold" style:font-weight-complex="bold"/>
    </style:style>
    <style:style style:name="T44" style:family="text">
      <style:text-properties officeooo:rsid="003a39cd"/>
    </style:style>
    <style:style style:name="T45" style:family="text">
      <style:text-properties officeooo:rsid="0043fae1"/>
    </style:style>
    <style:style style:name="T46" style:family="text">
      <style:text-properties fo:font-weight="normal" style:font-name-asian="Times New Roman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rian Bartley</text:span><text:span text:style-name="T2"><text:line-break/></text:span><text:span text:style-name="T3">Brampton, O</text:span><text:span text:style-name="T25">ntario, Canada</text:span><text:span text:style-name="T3"> </text:span></text:p>
      <text:p text:style-name="P35"><text:span text:style-name="T13">brtl567@gmail.com</text:span><text:span text:style-name="T3"> <text:s text:c="12"/><text:tab/><text:tab/></text:span><text:span text:style-name="T13">brtl</text:span><text:span text:style-name="T26">765</text:span><text:span text:style-name="T13">@gmail.com</text:span><text:span text:style-name="T3"> <text:s text:c="27"/></text:span><text:span text:style-name="T27">Home</text:span><text:span text:style-name="T3">: 905-8</text:span><text:span text:style-name="T7">40</text:span><text:span text:style-name="T3">-</text:span><text:span text:style-name="T7">4554</text:span></text:p>
      <text:p text:style-name="P4"/>
      <text:p text:style-name="P10"><text:span text:style-name="T43">OBJECTIVE:</text:span><text:span text:style-name="T42"> To obtain a position as a Full Stack Developer</text:span></text:p>
      <text:p text:style-name="P4"/>
      <text:p text:style-name="P4">QUALIFICATION AND SKILLS</text:p>
      <text:p text:style-name="P5"/>
      <text:list xml:id="list2017824645" text:style-name="WWNum24">
        <text:list-item>
          <text:p text:style-name="P14"><text:span text:style-name="T3">Possesses experience in various areas of </text:span><text:span text:style-name="T11">building a website </text:span><text:span text:style-name="T12">or an application</text:span><text:span text:style-name="T11"> for the Front-end and Back-end of a project</text:span></text:p>
        </text:list-item>
        <text:list-item>
          <text:p text:style-name="P15">Punctual, fast learner, flexible and willing to learn new things</text:p>
        </text:list-item>
        <text:list-item>
          <text:p text:style-name="P15"><text:span text:style-name="T3">Detail oriented, </text:span><text:span text:style-name="T17">honest and hard </text:span><text:span text:style-name="T3">worker; who works well independently </text:span><text:span text:style-name="T17">with minimal supervision or in a team environment</text:span></text:p>
        </text:list-item>
        <text:list-item>
          <text:p text:style-name="P16"><text:span text:style-name="T22">P</text:span><text:span text:style-name="T3">romoted to higher position and achieved employee of the month multiple of times </text:span></text:p>
        </text:list-item>
      </text:list>
      <text:p text:style-name="P7"/>
      <text:p text:style-name="Standard"><text:span text:style-name="T33">TECHNICAL SKILLS</text:span><text:span text:style-name="T34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4185872599" text:style-name="WWNum18">
              <text:list-item>
                <text:p text:style-name="P18"><text:span text:style-name="T3">HTML</text:span><text:span text:style-name="T8">5</text:span></text:p>
              </text:list-item>
              <text:list-item>
                <text:p text:style-name="P19">CSS3</text:p>
              </text:list-item>
              <text:list-item>
                <text:p text:style-name="P20">JavaScript</text:p>
              </text:list-item>
              <text:list-item>
                <text:p text:style-name="P19">Bootstrap</text:p>
              </text:list-item>
              <text:list-item>
                <text:p text:style-name="P30"><text:span text:style-name="T8">R</text:span><text:span text:style-name="T3">eact.js</text:span></text:p>
              </text:list-item>
              <text:list-item>
                <text:p text:style-name="P21">GitHub</text:p>
              </text:list-item>
            </text:list>
          </table:table-cell>
          <table:table-cell table:style-name="Table1.A1" office:value-type="string">
            <text:list xml:id="list739433454" text:style-name="WWNum19">
              <text:list-item>
                <text:p text:style-name="P23">Node.js</text:p>
              </text:list-item>
              <text:list-item>
                <text:p text:style-name="P23">MongoDB</text:p>
              </text:list-item>
              <text:list-item>
                <text:p text:style-name="P23">PostgreSQL</text:p>
              </text:list-item>
              <text:list-item>
                <text:p text:style-name="P23">Postman</text:p>
              </text:list-item>
              <text:list-item>
                <text:p text:style-name="P24">Heroku</text:p>
              </text:list-item>
            </text:list>
            <text:list xml:id="list120157422552707" text:continue-list="list4185872599" text:style-name="WWNum18">
              <text:list-item>
                <text:p text:style-name="P25">npm</text:p>
              </text:list-item>
            </text:list>
          </table:table-cell>
          <table:table-cell table:style-name="Table1.C1" office:value-type="string">
            <text:list xml:id="list120159108285033" text:continue-list="list739433454" text:style-name="WWNum19">
              <text:list-item>
                <text:p text:style-name="P26">VS Code</text:p>
              </text:list-item>
              <text:list-item>
                <text:p text:style-name="P26">Sublime Text</text:p>
              </text:list-item>
              <text:list-item>
                <text:p text:style-name="P26">Git Bash</text:p>
              </text:list-item>
              <text:list-item>
                <text:p text:style-name="P26">Hyper</text:p>
              </text:list-item>
            </text:list>
            <text:list xml:id="list120158130074192" text:continue-list="list120157422552707" text:style-name="WWNum18">
              <text:list-item>
                <text:p text:style-name="P22">Photoshop</text:p>
              </text:list-item>
            </text:list>
            <text:list xml:id="list120157656200450" text:continue-list="list120159108285033" text:style-name="WWNum19">
              <text:list-item>
                <text:p text:style-name="P27">Mailchimp</text:p>
              </text:list-item>
            </text:list>
          </table:table-cell>
        </table:table-row>
      </table:table>
      <text:p text:style-name="Standard"><text:span text:style-name="T35"><text:line-break/></text:span><text:span text:style-name="T33">EXPERIENCE </text:span></text:p>
      <text:p text:style-name="P5"/>
      <text:list xml:id="list1880621126" text:style-name="WWNum21">
        <text:list-item>
          <text:p text:style-name="P17"><text:span text:style-name="T17">C</text:span><text:span text:style-name="T14">an create HTML E-Mail applications for E-mail Marketing with HTML and CSS</text:span></text:p>
        </text:list-item>
        <text:list-item>
          <text:p text:style-name="P32"><text:span text:style-name="T15">Create beautiful websites for the </text:span><text:span text:style-name="T16">Front-end</text:span><text:span text:style-name="T15"> with CSS3 with frameworks from Bootstrap</text:span><text:span text:style-name="T18"> or React</text:span><text:span text:style-name="T15"> to build different type of websites </text:span><text:span text:style-name="T21">applications</text:span></text:p>
        </text:list-item>
        <text:list-item>
          <text:p text:style-name="P33"><text:span text:style-name="T14">Use Node.js </text:span><text:span text:style-name="T23">with</text:span><text:span text:style-name="T14"> N</text:span><text:span text:style-name="T19">o</text:span><text:span text:style-name="T14">SQL </text:span><text:span text:style-name="T15">or SQL</text:span><text:span text:style-name="T14"> to build the </text:span><text:span text:style-name="T16">Back-end</text:span><text:span text:style-name="T14"> of </text:span><text:span text:style-name="T15">a</text:span><text:span text:style-name="T14"> website </text:span><text:span text:style-name="T15">and use software like </text:span><text:span text:style-name="T20">P</text:span><text:span text:style-name="T15">ostman to test </text:span><text:span text:style-name="T20">and </text:span><text:span text:style-name="T15">send </text:span><text:span text:style-name="T21">data to communicate with the database</text:span></text:p>
        </text:list-item>
        <text:list-item>
          <text:p text:style-name="P31"><text:span text:style-name="T24">Make use of</text:span><text:span text:style-name="T15"> </text:span><text:span text:style-name="T16">C</text:span><text:span text:style-name="T15">onsole.log </text:span><text:span text:style-name="T16">and Google Search</text:span><text:span text:style-name="T15"> to help troubleshoot and solve problems </text:span><text:span text:style-name="T17">caused </text:span><text:span text:style-name="T15">by bugs in programs </text:span><text:span text:style-name="T23">of the files you are working on</text:span></text:p>
        </text:list-item>
        <text:list-item>
          <text:p text:style-name="P34"><text:span text:style-name="T24">U</text:span><text:span text:style-name="T3">tilize Github to post and save my projects with or go back to certain stage of my project if I want </text:span><text:span text:style-name="T18">to</text:span><text:span text:style-name="T3"> fix a mistake I made in a project</text:span></text:p>
        </text:list-item>
        <text:list-item>
          <text:p text:style-name="P28">Build a database with MongoDB or PostgreSQL to store <text:span text:style-name="T45">it</text:span> and then deploy it to a Server like Heroku<text:span text:style-name="T45"> for the world to see your creation</text:span></text:p>
        </text:list-item>
        <text:list-item>
          <text:p text:style-name="P29">Have experience with Photoshop <text:span text:style-name="T44">to design</text:span> and creating projects for HTML <text:span text:style-name="T44">Email</text:span> and Front-end Development</text:p>
        </text:list-item>
      </text:list>
      <text:p text:style-name="P4"/>
      <text:p text:style-name="P4">WORK HISTORY</text:p>
      <text:p text:style-name="P6"/>
      <text:p text:style-name="P8"><text:span text:style-name="T6">Amazon</text:span><text:span text:style-name="T4"><text:tab/><text:tab/><text:tab/><text:tab/><text:tab/>Brampton, ON<text:tab/><text:tab/><text:tab/><text:tab/><text:tab/>20</text:span><text:span text:style-name="T5">17</text:span></text:p>
      <text:p text:style-name="P8"><text:span text:style-name="T38">Shipper</text:span><text:span text:style-name="T36"><text:tab/><text:tab/></text:span></text:p>
      <text:p text:style-name="P9"/>
      <text:p text:style-name="Standard"><text:span text:style-name="T41">The Brick</text:span><text:span text:style-name="T40"><text:tab/><text:tab/><text:tab/><text:tab/></text:span><text:span text:style-name="T39"> <text:s/><text:tab/></text:span><text:span text:style-name="T40">Toronto</text:span><text:span text:style-name="T39">, ON<text:tab/><text:tab/><text:tab/><text:tab/><text:tab/></text:span><text:span text:style-name="T40">2009</text:span><text:span text:style-name="T39"><text:tab/></text:span></text:p>
      <text:p text:style-name="Standard"><text:span text:style-name="T37">Senior Associate/ Stock Person</text:span><text:span text:style-name="T28"><text:tab/></text:span></text:p>
      <text:p text:style-name="P4"><text:s/></text:p>
      <text:p text:style-name="Standard"><text:span text:style-name="T33">EDUCATION</text:span><text:span text:style-name="T34"> </text:span></text:p>
      <text:p text:style-name="P5"/>
      <text:p text:style-name="P13"><text:span text:style-name="T32">Udemy The Complete 2022 Web Development Bootcamp</text:span>, Online Course<text:tab/><text:span text:style-name="T32">Currently</text:span></text:p>
      <text:p text:style-name="P12"><text:span text:style-name="T30">U</text:span><text:span text:style-name="T28">demy HTML Email Mastery Certificate, <text:s/></text:span><text:span text:style-name="T46">Online Course<text:tab/><text:tab/><text:tab/></text:span><text:span text:style-name="T28">2022-2022</text:span></text:p>
      <text:p text:style-name="P1"><text:span text:style-name="T30">Udemy Web Developer, Zero To Mastery Certificate</text:span><text:span text:style-name="T3">, </text:span><text:span text:style-name="T10">Online Course</text:span><text:span text:style-name="T3"><text:tab/></text:span><text:span text:style-name="T30">2021</text:span><text:span text:style-name="T28">-</text:span><text:span text:style-name="T30">2022</text:span><text:span text:style-name="T3"><text:line-break/></text:span><text:span text:style-name="T29">High School Diploma CW Jeffrey Collegiate Institute</text:span><text:span text:style-name="T3">, </text:span><text:span text:style-name="T9">Brampton</text:span><text:span text:style-name="T3">, ON<text:tab/></text:span><text:span text:style-name="T27">19</text:span><text:span text:style-name="T31">9</text:span><text:span text:style-name="T27">8-</text:span><text:span text:style-name="T31">2002</text:span></text:p>
      <text:p text:style-name="P11"/>
      <text:p text:style-name="P2"><text:span text:style-name="T28">References</text:span><text:span text:style-name="T3"> Available Upon Reques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-asian="Times New Roman1" style:font-family-asian="'Times New Roman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l_5f_ad1" style:display-name="il_ad1" style:family="text" style:parent-style-name="Default_20_Paragraph_20_Font"/>
    <style:style style:name="il_5f_ad2" style:display-name="il_ad2" style:family="text" style:parent-style-name="Default_20_Paragraph_20_Font"/>
    <style:style style:name="il_5f_ad3" style:display-name="il_ad3" style:family="text" style:parent-style-name="Default_20_Paragraph_20_Font"/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1701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bartley</meta:initial-creator>
    <meta:editing-cycles>56</meta:editing-cycles>
    <meta:print-date>2022-10-24T13:23:08.611000000</meta:print-date>
    <meta:creation-date>2011-05-12T19:07:00</meta:creation-date>
    <dc:date>2023-01-24T12:01:19.176000000</dc:date>
    <meta:editing-duration>PT10H36M46S</meta:editing-duration>
    <meta:generator>LibreOffice/7.3.5.2$Windows_X86_64 LibreOffice_project/184fe81b8c8c30d8b5082578aee2fed2ea847c01</meta:generator>
    <meta:document-statistic meta:table-count="1" meta:image-count="0" meta:object-count="0" meta:page-count="1" meta:paragraph-count="46" meta:word-count="352" meta:character-count="2120" meta:non-whitespace-character-count="1769"/>
    <meta:user-defined meta:name="AppVersion">16.0000</meta:user-defined>
    <meta:user-defined meta:name="Company">Centre for Education &amp; Training</meta:user-defined>
    <meta:template xlink:type="simple" xlink:actuate="onRequest" xlink:title="Normal" xlink:href=""/>
  </office:meta>
</office:document-meta>
</file>